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4071in"/>
    </style:style>
    <style:style style:name="co3" style:family="table-column">
      <style:table-column-properties fo:break-before="auto" style:column-width="0.8374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2.3937in"/>
    </style:style>
    <style:style style:name="co6" style:family="table-column">
      <style:table-column-properties fo:break-before="auto" style:column-width="0.5508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1.6756in"/>
    </style:style>
    <style:style style:name="co9" style:family="table-column">
      <style:table-column-properties fo:break-before="auto" style:column-width="2.9634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3" table:number-columns-repeated="1013" table:default-cell-style-name="Default"/>
        <table:table-row table:style-name="ro1">
          <table:table-cell table:style-name="ce3" office:value-type="string" calcext:value-type="string">
            <text:p>dataset</text:p>
          </table:table-cell>
          <table:table-cell table:style-name="ce3" office:value-type="string" calcext:value-type="string">
            <text:p>experimental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chi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esolution</text:p>
          </table:table-cell>
          <table:table-cell table:style-name="ce3" office:value-type="string" calcext:value-type="string">
            <text:p>cell line</text:p>
          </table:table-cell>
          <table:table-cell table:style-name="ce3" office:value-type="string" calcext:value-type="string">
            <text:p>Comments</text:p>
          </table:table-cell>
          <table:table-cell table:style-name="ce2"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_27_2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[-1, 1], [1, 0]</text:p>
          </table:table-cell>
          <table:table-cell table:number-columns-repeated="5"/>
          <table:table-cell office:value-type="string" calcext:value-type="string">
            <text:p>max diag chi = 0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11_03_2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[-1, 2, -1, 1.5], [2, -1, -1, -0.5], [-1, -1, -1, 1.5],[1.5, -0.5, 1.5, -1]</text:p>
          </table:table-cell>
          <table:table-cell table:style-name="ce1" table:number-columns-repeated="3"/>
          <table:table-cell/>
          <table:table-cell table:style-name="ce1"/>
          <table:table-cell table:style-name="ce1" office:value-type="string" calcext:value-type="string">
            <text:p>nonlinear system of k=3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12_12_2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and [-2, 2]</text:p>
          </table:table-cell>
          <table:table-cell table:number-columns-repeated="5"/>
          <table:table-cell office:value-type="string" calcext:value-type="string">
            <text:p>nonlinear system of k=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_29_2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ixed rand [-2, 2]</text:p>
          </table:table-cell>
          <table:table-cell table:number-columns-repeated="5"/>
          <table:table-cell office:value-type="string" calcext:value-type="string">
            <text:p>nonlinear system of k=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1_15_2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ixed rand [-1, 1]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3"/>
          <table:table-cell table:style-name="ce1" office:value-type="string" calcext:value-type="string">
            <text:p>nonlinear system of k=4 (seed 29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1_17_2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2"/>
          <table:table-cell office:value-type="string" calcext:value-type="string">
            <text:p>1-2-3-4</text:p>
          </table:table-cell>
          <table:table-cell table:style-name="ce1" office:value-type="string" calcext:value-type="string">
            <text:p>nonlinear system of k=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4_26_2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48" calcext:value-type="float">
            <text:p>20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_27_2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and [-2, 2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5_12_2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_20_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14_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18_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21_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06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22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23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25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26_23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_27_23_v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01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04_2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gm128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2_06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07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08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13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14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16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20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21_2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imr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2_22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27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01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03_23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max_ent_v2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_21_2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3_22_2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_23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29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04_23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max_ent_poly6_log_v2_grid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_05_23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 no gm128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_06_23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_07_23</text:p>
          </table:table-cell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ix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_09_23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gm128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_10_23</text:p>
          </table:table-cell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gm128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_28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5_15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Table1" table:target-range-address="Sheet1.A1:Sheet1.J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1T21:23:45</meta:creation-date>
    <meta:initial-creator>Eric Schultz</meta:initial-creator>
    <dc:language>en-US</dc:language>
    <dc:date>2023-05-15T16:05:06.067890319</dc:date>
    <meta:editing-cycles>24</meta:editing-cycles>
    <meta:editing-duration>P26DT13H28M18S</meta:editing-duration>
    <meta:generator>LibreOffice/7.3.7.2$Linux_X86_64 LibreOffice_project/30$Build-2</meta:generator>
    <meta:document-statistic meta:table-count="1" meta:cell-count="138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